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T1" style:family="text">
      <style:text-properties style:use-window-font-color="true" style:font-name="AppleSystemUIFont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1"><text:span text:style-name="T1">2. 1. sayıyı gir(x).</text:span></text:p>
      <text:p text:style-name="P1"><text:span text:style-name="T1">3. 2. sayıyı gir(y).</text:span></text:p>
      <text:p text:style-name="P1"><text:span text:style-name="T1">4. Eğer 1. sayı &gt; 2. sayıdan ise 1. sayıyı yaz.</text:span></text:p>
      <text:p text:style-name="P1"><text:span text:style-name="T1">5. Değilse 2. sayıyı yaz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19:19:25.117924758</dc:date>
    <meta:editing-duration>PT8H32M42S</meta:editing-duration>
    <meta:editing-cycles>1</meta:editing-cycles>
    <meta:document-statistic meta:table-count="0" meta:image-count="0" meta:object-count="0" meta:page-count="1" meta:paragraph-count="6" meta:word-count="28" meta:character-count="134" meta:non-whitespace-character-count="112"/>
    <meta:generator>LibreOffice/6.3.3.2$MacOSX_X86_64 LibreOffice_project/a64200df03143b798afd1ec74a12ab50359878ed</meta:generator>
  </office:meta>
</office:document-meta>
</file>